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15pt" fo:font-style="normal" style:text-underline-style="solid" style:text-underline-width="auto" style:text-underline-color="font-color" fo:font-weight="bold" officeooo:rsid="00162e28" officeooo:paragraph-rsid="00162e28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85de0" officeooo:paragraph-rsid="00185de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92c40" officeooo:paragraph-rsid="00192c4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233333" officeooo:paragraph-rsid="0023333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25f2f6" officeooo:paragraph-rsid="0025f2f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8447c" officeooo:paragraph-rsid="0028447c" style:font-style-asian="normal" style:font-weight-asian="normal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-0.499cm" fo:margin-right="0cm" fo:text-align="start" style:justify-single-word="false" fo:text-indent="0cm" style:auto-text-indent="false" fo:background-color="transparent"/>
      <style:text-properties style:text-underline-style="none" fo:font-weight="normal" officeooo:rsid="001d0c7b" officeooo:paragraph-rsid="0028447c" style:font-weight-asian="normal" style:font-weight-complex="normal"/>
    </style:style>
    <style:style style:name="P8" style:family="paragraph" style:parent-style-name="Standard" style:master-page-name="">
      <loext:graphic-properties draw:fill="none"/>
      <style:paragraph-properties fo:margin-left="-0.499cm" fo:margin-right="0cm" fo:text-align="start" style:justify-single-word="false" fo:text-indent="0cm" style:auto-text-indent="false" style:page-number="auto" fo:background-color="transparent"/>
      <style:text-properties fo:font-style="normal" style:text-underline-style="none" fo:font-weight="bold" officeooo:rsid="0028447c" officeooo:paragraph-rsid="0028447c" style:font-style-asian="normal" style:font-weight-asian="bold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62e28" officeooo:paragraph-rsid="00162e28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85de0" officeooo:paragraph-rsid="00185de0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224eb5" officeooo:paragraph-rsid="00224eb5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185de0"/>
    </style:style>
    <style:style style:name="P13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7a7af" officeooo:paragraph-rsid="00185de0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85de0" officeooo:paragraph-rsid="00185de0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92c40" officeooo:paragraph-rsid="00192c40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92c40" officeooo:paragraph-rsid="001f00dc" style:font-weight-asian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92c40" officeooo:paragraph-rsid="00192c40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c7372" officeooo:paragraph-rsid="002c7372" style:font-weight-asian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24eb5" officeooo:paragraph-rsid="00224eb5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33333" officeooo:paragraph-rsid="00233333" style:font-weight-asian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5f2f6" officeooo:paragraph-rsid="0025f2f6" style:font-weight-asian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5f2f6" officeooo:paragraph-rsid="0025f2f6" style:font-weight-asian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a68a8" officeooo:paragraph-rsid="001a68a8" style:font-weight-asian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f00dc" officeooo:paragraph-rsid="001f00dc" style:font-weight-asian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d0c7b" officeooo:paragraph-rsid="001d0c7b" style:font-weight-asian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d0c7b" officeooo:paragraph-rsid="0028447c" style:font-weight-asian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officeooo:rsid="00192c40" officeooo:paragraph-rsid="00192c40"/>
    </style:style>
    <style:style style:name="P28" style:family="paragraph" style:parent-style-name="Standard" style:list-style-name="L5">
      <style:paragraph-properties fo:text-align="start" style:justify-single-word="false"/>
      <style:text-properties officeooo:rsid="001a68a8" officeooo:paragraph-rsid="001a68a8"/>
    </style:style>
    <style:style style:name="P29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normal" officeooo:rsid="0028447c" officeooo:paragraph-rsid="0028447c" style:font-style-asian="normal" style:font-weight-asian="normal" style:font-style-complex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7a7af" style:font-weight-asian="normal" style:font-weight-complex="normal"/>
    </style:style>
    <style:style style:name="T3" style:family="text">
      <style:text-properties style:text-underline-style="none" fo:font-weight="normal" officeooo:rsid="001944d7" style:font-weight-asian="normal" style:font-weight-complex="normal"/>
    </style:style>
    <style:style style:name="T4" style:family="text">
      <style:text-properties style:text-underline-style="none" fo:font-weight="normal" officeooo:rsid="001b6722" style:font-weight-asian="normal" style:font-weight-complex="normal"/>
    </style:style>
    <style:style style:name="T5" style:family="text">
      <style:text-properties style:text-underline-style="none" fo:font-weight="bold" officeooo:rsid="0017a7af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7a7af" style:font-weight-asian="bold" style:font-weight-complex="bold"/>
    </style:style>
    <style:style style:name="T7" style:family="text">
      <style:text-properties fo:color="#ff0000" loext:opacity="100%" style:text-underline-style="none" fo:font-weight="bold" officeooo:rsid="0017a7af" style:font-weight-asian="bold" style:font-weight-complex="bold"/>
    </style:style>
    <style:style style:name="T8" style:family="text">
      <style:text-properties officeooo:rsid="0024e2af"/>
    </style:style>
    <style:style style:name="T9" style:family="text">
      <style:text-properties officeooo:rsid="0025f2f6"/>
    </style:style>
    <style:style style:name="T10" style:family="text">
      <style:text-properties fo:font-style="normal" fo:font-weight="bold" officeooo:rsid="0028447c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solid" style:text-underline-width="auto" style:text-underline-color="font-color" fo:font-weight="bold" officeooo:rsid="0028447c" style:font-style-asian="normal" style:font-weight-asian="bold" style:font-style-complex="normal" style:font-weight-complex="bold"/>
    </style:style>
    <style:style style:name="T12" style:family="text">
      <style:text-properties officeooo:rsid="002b8b18"/>
    </style:style>
    <style:style style:name="T13" style:family="text">
      <style:text-properties officeooo:rsid="002e79d2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 Messager Recap</text:p>
      <text:list xml:id="list2718606617" text:style-name="L1">
        <text:list-item>
          <text:p text:style-name="P9">Le rôle du Messager:</text:p>
        </text:list-item>
      </text:list>
      <text:list xml:id="list1462835291" text:style-name="L2">
        <text:list-item>
          <text:p text:style-name="P12"><text:span text:style-name="T6">Papier Crayon</text:span><text:span text:style-name="T2">, </text:span><text:span text:style-name="T7">toujours</text:span><text:span text:style-name="T2"> en poche, un message peut arriver n’importe quand.</text:span></text:p>
        </text:list-item>
        <text:list-item>
          <text:p text:style-name="P12"><text:span text:style-name="T6">Montre Carnet,</text:span><text:span text:style-name="T5"> </text:span><text:span text:style-name="T2">il faut faire le compte rendu minuté de chaque activité.</text:span></text:p>
        </text:list-item>
        <text:list-item>
          <text:p text:style-name="P13">Compt rendu, a la fin de chaque activité il faut faire un compt rendu de l’activité et mettre si possible des photos, pour le livre d’or</text:p>
        </text:list-item>
      </text:list>
      <text:p text:style-name="P2"/>
      <text:list xml:id="list90613495474845" text:continue-list="list2718606617" text:style-name="L1">
        <text:list-item>
          <text:p text:style-name="P10">Matos de Patrouille:</text:p>
        </text:list-item>
      </text:list>
      <text:list xml:id="list1602791734" text:style-name="L3">
        <text:list-item>
          <text:p text:style-name="P14">Trousse Transmission</text:p>
          <text:list>
            <text:list-item>
              <text:p text:style-name="P15">Pavillon</text:p>
            </text:list-item>
            <text:list-item>
              <text:p text:style-name="P15">Lampe</text:p>
            </text:list-item>
            <text:list-item>
              <text:p text:style-name="P15">Miroir (signal lumineux de jour)</text:p>
            </text:list-item>
            <text:list-item>
              <text:p text:style-name="P16">Sifflet</text:p>
            </text:list-item>
          </text:list>
        </text:list-item>
        <text:list-item>
          <text:p text:style-name="P16">Carnet de Code</text:p>
        </text:list-item>
        <text:list-item>
          <text:p text:style-name="P18">Roue de décodage</text:p>
        </text:list-item>
      </text:list>
      <text:p text:style-name="P3"/>
      <text:list xml:id="list90613168111440" text:continue-list="list90613495474845" text:style-name="L1">
        <text:list-item>
          <text:p text:style-name="P11">Transmission:</text:p>
        </text:list-item>
      </text:list>
      <text:list xml:id="list650448998" text:style-name="L4">
        <text:list-item>
          <text:p text:style-name="P19">Les rôles:</text:p>
          <text:list>
            <text:list-item>
              <text:p text:style-name="P19">Le Recepteur</text:p>
            </text:list-item>
            <text:list-item>
              <text:p text:style-name="P19">Le Scribe</text:p>
            </text:list-item>
          </text:list>
        </text:list-item>
        <text:list-item>
          <text:p text:style-name="P20">Les Signaux <text:span text:style-name="T9">Conventionnels</text:span>:</text:p>
          <text:list>
            <text:list-item>
              <text:p text:style-name="P20">Préparation de Transmission<text:span text:style-name="T8">n (k)</text:span></text:p>
            </text:list-item>
            <text:list-item>
              <text:p text:style-name="P20">Transm<text:span text:style-name="T9">ission</text:span> <text:span text:style-name="T8">(t)</text:span></text:p>
            </text:list-item>
            <text:list-item>
              <text:p text:style-name="P20">Continuez <text:span text:style-name="T8">(c)</text:span></text:p>
            </text:list-item>
            <text:list-item>
              <text:p text:style-name="P20">Répétez <text:span text:style-name="T8">(r)</text:span></text:p>
            </text:list-item>
            <text:list-item>
              <text:p text:style-name="P20">Erreur <text:span text:style-name="T8">(e)</text:span></text:p>
            </text:list-item>
            <text:list-item>
              <text:p text:style-name="P20">Fin de la Transmission <text:span text:style-name="T8">(long ta)</text:span></text:p>
            </text:list-item>
          </text:list>
        </text:list-item>
        <text:list-item>
          <text:p text:style-name="P21">Procédure du Relais Optique:</text:p>
          <text:list>
            <text:list-item>
              <text:p text:style-name="P21">Début de Transmission (t)</text:p>
            </text:list-item>
            <text:list-item>
              <text:p text:style-name="P21">Ok (<text:span text:style-name="T12">t</text:span>) (a la fin de chaque mot)</text:p>
            </text:list-item>
            <text:list-item>
              <text:p text:style-name="P21">Repetez (r)</text:p>
            </text:list-item>
            <text:list-item>
              <text:p text:style-name="P21">Erreur (e)</text:p>
            </text:list-item>
            <text:list-item>
              <text:p text:style-name="P21">Fin de Transmission</text:p>
            </text:list-item>
          </text:list>
        </text:list-item>
      </text:list>
      <text:p text:style-name="P4"/>
      <text:list xml:id="list90613041885492" text:continue-list="list90613168111440" text:style-name="L1">
        <text:list-item>
          <text:p text:style-name="P10">Codes:</text:p>
        </text:list-item>
      </text:list>
      <text:list xml:id="list2079014582" text:style-name="L5">
        <text:list-item>
          <text:p text:style-name="P17">Code par Grille</text:p>
          <text:list>
            <text:list-item>
              <text:p text:style-name="P17">Escargot : On tourne autour du centre</text:p>
            </text:list-item>
            <text:list-item>
              <text:p text:style-name="P17">Carré de Polybe</text:p>
            </text:list-item>
            <text:list-item>
              <text:p text:style-name="P17">Filtre ou adresse</text:p>
            </text:list-item>
          </text:list>
        </text:list-item>
        <text:list-item>
          <text:p text:style-name="P27"><text:span text:style-name="T1">Code Templier: l’ens</text:span><text:span text:style-name="T3">e</text:span><text:span text:style-name="T1">mble de l’alphabet de ce code forme une forme géométrique.</text:span></text:p>
          <text:p text:style-name="P22"/>
          <text:p text:style-name="P22">ATTENTION : pour distribuer les lettres au niveau des croix, certains commencent en haut et d’autre à droite ainsi &gt; peut être s ou v.</text:p>
        </text:list-item>
      </text:list>
      <text:p text:style-name="P5"/>
      <text:list xml:id="list90611902201485" text:continue-numbering="true" text:style-name="L5">
        <text:list-item>
          <text:p text:style-name="P23">Code Alphabétique</text:p>
          <text:list>
            <text:list-item>
              <text:p text:style-name="P23">Code César</text:p>
            </text:list-item>
            <text:list-item>
              <text:p text:style-name="P23">Vigenere</text:p>
            </text:list-item>
            <text:list-item>
              <text:p text:style-name="P28"><text:span text:style-name="T1">Aplphabet renversé (A=Z; </text:span><text:span text:style-name="T4">B=Y</text:span><text:span text:style-name="T1">)</text:span></text:p>
            </text:list-item>
          </text:list>
        </text:list-item>
        <text:list-item>
          <text:p text:style-name="P24">Morse</text:p>
          <text:list>
            <text:list-item>
              <text:p text:style-name="P24">Cardiogramme</text:p>
            </text:list-item>
            <text:list-item>
              <text:p text:style-name="P24">Noeud</text:p>
            </text:list-item>
          </text:list>
        </text:list-item>
        <text:list-item>
          <text:p text:style-name="P25">Autre</text:p>
          <text:list>
            <text:list-item>
              <text:p text:style-name="P25"><text:soft-page-break/>Semaphore</text:p>
            </text:list-item>
            <text:list-item>
              <text:p text:style-name="P25">Alphabet Chinois</text:p>
            </text:list-item>
            <text:list-item>
              <text:p text:style-name="P26">Alphabet <text:s/>en Barr<text:span text:style-name="T13">e</text:span></text:p>
            </text:list-item>
          </text:list>
        </text:list-item>
      </text:list>
      <text:p text:style-name="P8"/>
      <text:p text:style-name="P7"><text:span text:style-name="T10"><text:tab/>V. </text:span><text:span text:style-name="T11">Lettres utile du camp:</text:span></text:p>
      <text:list xml:id="list680593064" text:style-name="L6">
        <text:list-item>
          <text:p text:style-name="P29">R (rassau)</text:p>
        </text:list-item>
        <text:list-item>
          <text:p text:style-name="P29">CDP <text:span text:style-name="T13">(conseil de patrouille)</text:span></text:p>
        </text:list-item>
        <text:list-item>
          <text:p text:style-name="P29">CDC <text:span text:style-name="T13">(conseil des chefs)</text:span></text:p>
        </text:list-item>
        <text:list-item>
          <text:p text:style-name="P29">B ou D (douche, baquage)</text:p>
        </text:list-item>
        <text:list-item>
          <text:p text:style-name="P29">CDB <text:span text:style-name="T13">(conseil des Bout-en-train)</text:span></text:p>
        </text:list-item>
        <text:list-item>
          <text:p text:style-name="P29">CDL <text:span text:style-name="T13">(conseil des Liturgistes)</text:span></text:p>
        </text:list-item>
        <text:list-item>
          <text:p text:style-name="P29">I (inspection ou Intendance)</text:p>
        </text:list-item>
        <text:list-item>
          <text:p text:style-name="P29">V (veillé)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20:16:22.763104798</meta:creation-date>
    <dc:date>2021-06-24T09:05:22.529714001</dc:date>
    <meta:editing-duration>PT3H35M36S</meta:editing-duration>
    <meta:editing-cycles>19</meta:editing-cycles>
    <meta:generator>LibreOffice/7.0.4.2$Linux_X86_64 LibreOffice_project/00$Build-2</meta:generator>
    <meta:document-statistic meta:table-count="0" meta:image-count="0" meta:object-count="0" meta:page-count="2" meta:paragraph-count="58" meta:word-count="289" meta:character-count="1458" meta:non-whitespace-character-count="1280"/>
  </office:meta>
</office:document-meta>
</file>